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color="#c0c0c0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-color="#99ccff" draw:textarea-horizontal-align="center" draw:textarea-vertical-align="middle"/>
    </style:style>
    <style:style style:name="gr4" style:family="graphic" style:parent-style-name="standard">
      <style:graphic-properties draw:fill-color="#ff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0.405cm" svg:y1="2.702cm" svg:x2="10.405cm" svg:y2="7.782cm">
          <text:p/>
        </draw:line>
        <draw:line draw:style-name="gr1" draw:text-style-name="P1" draw:layer="layout" svg:x1="11.243cm" svg:y1="2.702cm" svg:x2="11.243cm" svg:y2="7.782cm">
          <text:p/>
        </draw:line>
        <draw:line draw:style-name="gr1" draw:text-style-name="P1" draw:layer="layout" svg:x1="12.081cm" svg:y1="2.702cm" svg:x2="12.081cm" svg:y2="7.782cm">
          <text:p/>
        </draw:line>
        <draw:line draw:style-name="gr1" draw:text-style-name="P1" draw:layer="layout" svg:x1="12.945cm" svg:y1="2.702cm" svg:x2="12.945cm" svg:y2="7.782cm">
          <text:p/>
        </draw:line>
        <draw:line draw:style-name="gr1" draw:text-style-name="P1" draw:layer="layout" svg:x1="13.783cm" svg:y1="2.702cm" svg:x2="13.783cm" svg:y2="7.782cm">
          <text:p/>
        </draw:line>
        <draw:line draw:style-name="gr1" draw:text-style-name="P1" draw:layer="layout" svg:x1="14.621cm" svg:y1="2.702cm" svg:x2="14.621cm" svg:y2="7.782cm">
          <text:p/>
        </draw:line>
        <draw:line draw:style-name="gr1" draw:text-style-name="P1" draw:layer="layout" svg:x1="15.459cm" svg:y1="2.702cm" svg:x2="15.459cm" svg:y2="7.782cm">
          <text:p/>
        </draw:line>
        <draw:line draw:style-name="gr1" draw:text-style-name="P1" draw:layer="layout" svg:x1="10.405cm" svg:y1="2.702cm" svg:x2="15.485cm" svg:y2="2.702cm">
          <text:p/>
        </draw:line>
        <draw:line draw:style-name="gr1" draw:text-style-name="P1" draw:layer="layout" svg:x1="10.405cm" svg:y1="3.54cm" svg:x2="15.485cm" svg:y2="3.54cm">
          <text:p/>
        </draw:line>
        <draw:line draw:style-name="gr1" draw:text-style-name="P1" draw:layer="layout" svg:x1="10.405cm" svg:y1="4.378cm" svg:x2="15.485cm" svg:y2="4.378cm">
          <text:p/>
        </draw:line>
        <draw:line draw:style-name="gr1" draw:text-style-name="P1" draw:layer="layout" svg:x1="10.405cm" svg:y1="5.242cm" svg:x2="15.485cm" svg:y2="5.242cm">
          <text:p/>
        </draw:line>
        <draw:line draw:style-name="gr1" draw:text-style-name="P1" draw:layer="layout" svg:x1="10.405cm" svg:y1="6.08cm" svg:x2="15.485cm" svg:y2="6.08cm">
          <text:p/>
        </draw:line>
        <draw:line draw:style-name="gr1" draw:text-style-name="P1" draw:layer="layout" svg:x1="10.405cm" svg:y1="6.918cm" svg:x2="15.485cm" svg:y2="6.918cm">
          <text:p/>
        </draw:line>
        <draw:line draw:style-name="gr1" draw:text-style-name="P1" draw:layer="layout" svg:x1="10.405cm" svg:y1="7.756cm" svg:x2="15.485cm" svg:y2="7.756cm">
          <text:p/>
        </draw:line>
        <draw:circle draw:style-name="gr2" draw:text-style-name="P1" draw:layer="layout" svg:width="0.203cm" svg:height="0.203cm" svg:x="10.324cm" svg:y="5.547cm">
          <text:p/>
        </draw:circle>
        <draw:circle draw:style-name="gr3" draw:text-style-name="P1" draw:layer="layout" svg:width="0.203cm" svg:height="0.203cm" svg:x="11.151cm" svg:y="5.547cm">
          <text:p/>
        </draw:circle>
        <draw:circle draw:style-name="gr2" draw:text-style-name="P1" draw:layer="layout" svg:width="0.203cm" svg:height="0.203cm" svg:x="11.989cm" svg:y="5.547cm">
          <text:p/>
        </draw:circle>
        <draw:circle draw:style-name="gr2" draw:text-style-name="P1" draw:layer="layout" svg:width="0.203cm" svg:height="0.203cm" svg:x="12.827cm" svg:y="5.547cm">
          <text:p/>
        </draw:circle>
        <draw:circle draw:style-name="gr2" draw:text-style-name="P1" draw:layer="layout" svg:width="0.203cm" svg:height="0.203cm" svg:x="13.691cm" svg:y="5.547cm">
          <text:p/>
        </draw:circle>
        <draw:circle draw:style-name="gr2" draw:text-style-name="P1" draw:layer="layout" svg:width="0.203cm" svg:height="0.203cm" svg:x="14.529cm" svg:y="5.547cm">
          <text:p/>
        </draw:circle>
        <draw:circle draw:style-name="gr2" draw:text-style-name="P1" draw:layer="layout" svg:width="0.203cm" svg:height="0.203cm" svg:x="15.392cm" svg:y="5.547cm">
          <text:p/>
        </draw:circle>
        <draw:circle draw:style-name="gr2" draw:text-style-name="P1" draw:layer="layout" svg:width="0.203cm" svg:height="0.203cm" svg:x="10.312cm" svg:y="6.385cm">
          <text:p/>
        </draw:circle>
        <draw:circle draw:style-name="gr2" draw:text-style-name="P1" draw:layer="layout" svg:width="0.203cm" svg:height="0.203cm" svg:x="11.139cm" svg:y="6.385cm">
          <text:p/>
        </draw:circle>
        <draw:circle draw:style-name="gr2" draw:text-style-name="P1" draw:layer="layout" svg:width="0.203cm" svg:height="0.203cm" svg:x="11.977cm" svg:y="6.385cm">
          <text:p/>
        </draw:circle>
        <draw:circle draw:style-name="gr2" draw:text-style-name="P1" draw:layer="layout" svg:width="0.203cm" svg:height="0.203cm" svg:x="12.815cm" svg:y="6.385cm">
          <text:p/>
        </draw:circle>
        <draw:circle draw:style-name="gr2" draw:text-style-name="P1" draw:layer="layout" svg:width="0.203cm" svg:height="0.203cm" svg:x="13.679cm" svg:y="6.385cm">
          <text:p/>
        </draw:circle>
        <draw:circle draw:style-name="gr2" draw:text-style-name="P1" draw:layer="layout" svg:width="0.203cm" svg:height="0.203cm" svg:x="14.517cm" svg:y="6.385cm">
          <text:p/>
        </draw:circle>
        <draw:circle draw:style-name="gr2" draw:text-style-name="P1" draw:layer="layout" svg:width="0.203cm" svg:height="0.203cm" svg:x="15.38cm" svg:y="6.385cm">
          <text:p/>
        </draw:circle>
        <draw:circle draw:style-name="gr2" draw:text-style-name="P1" draw:layer="layout" svg:width="0.203cm" svg:height="0.203cm" svg:x="10.312cm" svg:y="7.248cm">
          <text:p/>
        </draw:circle>
        <draw:circle draw:style-name="gr2" draw:text-style-name="P1" draw:layer="layout" svg:width="0.203cm" svg:height="0.203cm" svg:x="11.139cm" svg:y="7.248cm">
          <text:p/>
        </draw:circle>
        <draw:circle draw:style-name="gr2" draw:text-style-name="P1" draw:layer="layout" svg:width="0.203cm" svg:height="0.203cm" svg:x="11.977cm" svg:y="7.248cm">
          <text:p/>
        </draw:circle>
        <draw:circle draw:style-name="gr2" draw:text-style-name="P1" draw:layer="layout" svg:width="0.203cm" svg:height="0.203cm" svg:x="12.815cm" svg:y="7.248cm">
          <text:p/>
        </draw:circle>
        <draw:circle draw:style-name="gr2" draw:text-style-name="P1" draw:layer="layout" svg:width="0.203cm" svg:height="0.203cm" svg:x="13.679cm" svg:y="7.248cm">
          <text:p/>
        </draw:circle>
        <draw:circle draw:style-name="gr2" draw:text-style-name="P1" draw:layer="layout" svg:width="0.203cm" svg:height="0.203cm" svg:x="14.517cm" svg:y="7.248cm">
          <text:p/>
        </draw:circle>
        <draw:circle draw:style-name="gr2" draw:text-style-name="P1" draw:layer="layout" svg:width="0.203cm" svg:height="0.203cm" svg:x="15.38cm" svg:y="7.248cm">
          <text:p/>
        </draw:circle>
        <draw:circle draw:style-name="gr2" draw:text-style-name="P1" draw:layer="layout" svg:width="0.203cm" svg:height="0.203cm" svg:x="10.312cm" svg:y="4.708cm">
          <text:p/>
        </draw:circle>
        <draw:circle draw:style-name="gr2" draw:text-style-name="P1" draw:layer="layout" svg:width="0.203cm" svg:height="0.203cm" svg:x="11.139cm" svg:y="4.708cm">
          <text:p/>
        </draw:circle>
        <draw:circle draw:style-name="gr2" draw:text-style-name="P1" draw:layer="layout" svg:width="0.203cm" svg:height="0.203cm" svg:x="11.977cm" svg:y="4.708cm">
          <text:p/>
        </draw:circle>
        <draw:circle draw:style-name="gr2" draw:text-style-name="P1" draw:layer="layout" svg:width="0.203cm" svg:height="0.203cm" svg:x="12.815cm" svg:y="4.708cm">
          <text:p/>
        </draw:circle>
        <draw:circle draw:style-name="gr2" draw:text-style-name="P1" draw:layer="layout" svg:width="0.203cm" svg:height="0.203cm" svg:x="13.679cm" svg:y="4.708cm">
          <text:p/>
        </draw:circle>
        <draw:circle draw:style-name="gr2" draw:text-style-name="P1" draw:layer="layout" svg:width="0.203cm" svg:height="0.203cm" svg:x="14.517cm" svg:y="4.708cm">
          <text:p/>
        </draw:circle>
        <draw:circle draw:style-name="gr2" draw:text-style-name="P1" draw:layer="layout" svg:width="0.203cm" svg:height="0.203cm" svg:x="15.38cm" svg:y="4.708cm">
          <text:p/>
        </draw:circle>
        <draw:circle draw:style-name="gr2" draw:text-style-name="P1" draw:layer="layout" svg:width="0.203cm" svg:height="0.203cm" svg:x="10.312cm" svg:y="3.845cm">
          <text:p/>
        </draw:circle>
        <draw:circle draw:style-name="gr2" draw:text-style-name="P1" draw:layer="layout" svg:width="0.203cm" svg:height="0.203cm" svg:x="11.139cm" svg:y="3.845cm">
          <text:p/>
        </draw:circle>
        <draw:circle draw:style-name="gr2" draw:text-style-name="P1" draw:layer="layout" svg:width="0.203cm" svg:height="0.203cm" svg:x="11.977cm" svg:y="3.845cm">
          <text:p/>
        </draw:circle>
        <draw:circle draw:style-name="gr2" draw:text-style-name="P1" draw:layer="layout" svg:width="0.203cm" svg:height="0.203cm" svg:x="12.815cm" svg:y="3.845cm">
          <text:p/>
        </draw:circle>
        <draw:circle draw:style-name="gr2" draw:text-style-name="P1" draw:layer="layout" svg:width="0.203cm" svg:height="0.203cm" svg:x="13.679cm" svg:y="3.845cm">
          <text:p/>
        </draw:circle>
        <draw:circle draw:style-name="gr2" draw:text-style-name="P1" draw:layer="layout" svg:width="0.203cm" svg:height="0.203cm" svg:x="14.517cm" svg:y="3.845cm">
          <text:p/>
        </draw:circle>
        <draw:circle draw:style-name="gr2" draw:text-style-name="P1" draw:layer="layout" svg:width="0.203cm" svg:height="0.203cm" svg:x="15.38cm" svg:y="3.845cm">
          <text:p/>
        </draw:circle>
        <draw:circle draw:style-name="gr2" draw:text-style-name="P1" draw:layer="layout" svg:width="0.203cm" svg:height="0.203cm" svg:x="10.312cm" svg:y="3.007cm">
          <text:p/>
        </draw:circle>
        <draw:circle draw:style-name="gr2" draw:text-style-name="P1" draw:layer="layout" svg:width="0.203cm" svg:height="0.203cm" svg:x="11.139cm" svg:y="3.007cm">
          <text:p/>
        </draw:circle>
        <draw:circle draw:style-name="gr2" draw:text-style-name="P1" draw:layer="layout" svg:width="0.203cm" svg:height="0.203cm" svg:x="11.977cm" svg:y="3.007cm">
          <text:p/>
        </draw:circle>
        <draw:circle draw:style-name="gr2" draw:text-style-name="P1" draw:layer="layout" svg:width="0.203cm" svg:height="0.203cm" svg:x="12.815cm" svg:y="3.007cm">
          <text:p/>
        </draw:circle>
        <draw:circle draw:style-name="gr2" draw:text-style-name="P1" draw:layer="layout" svg:width="0.203cm" svg:height="0.203cm" svg:x="13.679cm" svg:y="3.007cm">
          <text:p/>
        </draw:circle>
        <draw:circle draw:style-name="gr2" draw:text-style-name="P1" draw:layer="layout" svg:width="0.203cm" svg:height="0.203cm" svg:x="14.517cm" svg:y="3.007cm">
          <text:p/>
        </draw:circle>
        <draw:circle draw:style-name="gr2" draw:text-style-name="P1" draw:layer="layout" svg:width="0.203cm" svg:height="0.203cm" svg:x="15.38cm" svg:y="3.007cm">
          <text:p/>
        </draw:circle>
        <draw:circle draw:style-name="gr4" draw:text-style-name="P1" draw:layer="layout" svg:width="0.203cm" svg:height="0.203cm" draw:transform="rotate (-1.57079632679579) translate (12.636cm 2.6cm)">
          <text:p/>
        </draw:circle>
        <draw:circle draw:style-name="gr4" draw:text-style-name="P1" draw:layer="layout" svg:width="0.203cm" svg:height="0.203cm" draw:transform="rotate (-1.57079632679579) translate (12.648cm 3.45cm)">
          <text:p/>
        </draw:circle>
        <draw:circle draw:style-name="gr4" draw:text-style-name="P1" draw:layer="layout" svg:width="0.203cm" svg:height="0.203cm" draw:transform="rotate (-1.57079632679579) translate (12.648cm 4.289cm)">
          <text:p/>
        </draw:circle>
        <draw:circle draw:style-name="gr4" draw:text-style-name="P1" draw:layer="layout" svg:width="0.203cm" svg:height="0.203cm" draw:transform="rotate (-1.57079632679579) translate (12.648cm 5.152cm)">
          <text:p/>
        </draw:circle>
        <draw:circle draw:style-name="gr4" draw:text-style-name="P1" draw:layer="layout" svg:width="0.203cm" svg:height="0.203cm" draw:transform="rotate (-1.57079632679579) translate (12.648cm 5.99cm)">
          <text:p/>
        </draw:circle>
        <draw:circle draw:style-name="gr4" draw:text-style-name="P1" draw:layer="layout" svg:width="0.203cm" svg:height="0.203cm" draw:transform="rotate (-1.57079632679579) translate (12.648cm 6.829cm)">
          <text:p/>
        </draw:circle>
        <draw:circle draw:style-name="gr4" draw:text-style-name="P1" draw:layer="layout" svg:width="0.203cm" svg:height="0.203cm" draw:transform="rotate (-1.57079632679579) translate (12.636cm 7.668cm)">
          <text:p/>
        </draw:circle>
        <draw:circle draw:style-name="gr4" draw:text-style-name="P1" draw:layer="layout" svg:width="0.203cm" svg:height="0.203cm" draw:transform="rotate (-1.57079632679579) translate (11.798cm 2.588cm)">
          <text:p/>
        </draw:circle>
        <draw:circle draw:style-name="gr4" draw:text-style-name="P1" draw:layer="layout" svg:width="0.203cm" svg:height="0.203cm" draw:transform="rotate (-1.57079632679579) translate (11.81cm 3.438cm)">
          <text:p/>
        </draw:circle>
        <draw:circle draw:style-name="gr4" draw:text-style-name="P1" draw:layer="layout" svg:width="0.203cm" svg:height="0.203cm" draw:transform="rotate (-1.57079632679579) translate (11.81cm 4.277cm)">
          <text:p/>
        </draw:circle>
        <draw:circle draw:style-name="gr4" draw:text-style-name="P1" draw:layer="layout" svg:width="0.203cm" svg:height="0.203cm" draw:transform="rotate (-1.57079632679579) translate (11.81cm 5.14cm)">
          <text:p/>
        </draw:circle>
        <draw:circle draw:style-name="gr4" draw:text-style-name="P1" draw:layer="layout" svg:width="0.203cm" svg:height="0.203cm" draw:transform="rotate (-1.57079632679579) translate (11.81cm 5.978cm)">
          <text:p/>
        </draw:circle>
        <draw:circle draw:style-name="gr4" draw:text-style-name="P1" draw:layer="layout" svg:width="0.203cm" svg:height="0.203cm" draw:transform="rotate (-1.57079632679579) translate (11.81cm 6.817cm)">
          <text:p/>
        </draw:circle>
        <draw:circle draw:style-name="gr4" draw:text-style-name="P1" draw:layer="layout" svg:width="0.203cm" svg:height="0.203cm" draw:transform="rotate (-1.57079632679579) translate (11.798cm 7.656cm)">
          <text:p/>
        </draw:circle>
        <draw:circle draw:style-name="gr4" draw:text-style-name="P1" draw:layer="layout" svg:width="0.203cm" svg:height="0.203cm" draw:transform="rotate (-1.57079632679579) translate (10.935cm 2.588cm)">
          <text:p/>
        </draw:circle>
        <draw:circle draw:style-name="gr4" draw:text-style-name="P1" draw:layer="layout" svg:width="0.203cm" svg:height="0.203cm" draw:transform="rotate (-1.57079632679579) translate (10.947cm 3.438cm)">
          <text:p/>
        </draw:circle>
        <draw:circle draw:style-name="gr4" draw:text-style-name="P1" draw:layer="layout" svg:width="0.203cm" svg:height="0.203cm" draw:transform="rotate (-1.57079632679579) translate (10.947cm 4.277cm)">
          <text:p/>
        </draw:circle>
        <draw:circle draw:style-name="gr4" draw:text-style-name="P1" draw:layer="layout" svg:width="0.203cm" svg:height="0.203cm" draw:transform="rotate (-1.57079632679579) translate (10.947cm 5.14cm)">
          <text:p/>
        </draw:circle>
        <draw:circle draw:style-name="gr4" draw:text-style-name="P1" draw:layer="layout" svg:width="0.203cm" svg:height="0.203cm" draw:transform="rotate (-1.57079632679579) translate (10.947cm 5.978cm)">
          <text:p/>
        </draw:circle>
        <draw:circle draw:style-name="gr4" draw:text-style-name="P1" draw:layer="layout" svg:width="0.203cm" svg:height="0.203cm" draw:transform="rotate (-1.57079632679579) translate (10.947cm 6.817cm)">
          <text:p/>
        </draw:circle>
        <draw:circle draw:style-name="gr4" draw:text-style-name="P1" draw:layer="layout" svg:width="0.203cm" svg:height="0.203cm" draw:transform="rotate (-1.57079632679579) translate (10.935cm 7.656cm)">
          <text:p/>
        </draw:circle>
        <draw:circle draw:style-name="gr4" draw:text-style-name="P1" draw:layer="layout" svg:width="0.203cm" svg:height="0.203cm" draw:transform="rotate (-1.57079632679579) translate (13.475cm 2.588cm)">
          <text:p/>
        </draw:circle>
        <draw:circle draw:style-name="gr4" draw:text-style-name="P1" draw:layer="layout" svg:width="0.203cm" svg:height="0.203cm" draw:transform="rotate (-1.57079632679579) translate (13.487cm 3.438cm)">
          <text:p/>
        </draw:circle>
        <draw:circle draw:style-name="gr4" draw:text-style-name="P1" draw:layer="layout" svg:width="0.203cm" svg:height="0.203cm" draw:transform="rotate (-1.57079632679579) translate (13.487cm 4.277cm)">
          <text:p/>
        </draw:circle>
        <draw:circle draw:style-name="gr4" draw:text-style-name="P1" draw:layer="layout" svg:width="0.203cm" svg:height="0.203cm" draw:transform="rotate (-1.57079632679579) translate (13.487cm 5.14cm)">
          <text:p/>
        </draw:circle>
        <draw:circle draw:style-name="gr4" draw:text-style-name="P1" draw:layer="layout" svg:width="0.203cm" svg:height="0.203cm" draw:transform="rotate (-1.57079632679579) translate (13.487cm 5.978cm)">
          <text:p/>
        </draw:circle>
        <draw:circle draw:style-name="gr4" draw:text-style-name="P1" draw:layer="layout" svg:width="0.203cm" svg:height="0.203cm" draw:transform="rotate (-1.57079632679579) translate (13.487cm 6.817cm)">
          <text:p/>
        </draw:circle>
        <draw:circle draw:style-name="gr4" draw:text-style-name="P1" draw:layer="layout" svg:width="0.203cm" svg:height="0.203cm" draw:transform="rotate (-1.57079632679579) translate (13.475cm 7.656cm)">
          <text:p/>
        </draw:circle>
        <draw:circle draw:style-name="gr4" draw:text-style-name="P1" draw:layer="layout" svg:width="0.203cm" svg:height="0.203cm" draw:transform="rotate (-1.57079632679579) translate (14.338cm 2.588cm)">
          <text:p/>
        </draw:circle>
        <draw:circle draw:style-name="gr4" draw:text-style-name="P1" draw:layer="layout" svg:width="0.203cm" svg:height="0.203cm" draw:transform="rotate (-1.57079632679579) translate (14.35cm 3.438cm)">
          <text:p/>
        </draw:circle>
        <draw:circle draw:style-name="gr4" draw:text-style-name="P1" draw:layer="layout" svg:width="0.203cm" svg:height="0.203cm" draw:transform="rotate (-1.57079632679579) translate (14.35cm 4.277cm)">
          <text:p/>
        </draw:circle>
        <draw:circle draw:style-name="gr4" draw:text-style-name="P1" draw:layer="layout" svg:width="0.203cm" svg:height="0.203cm" draw:transform="rotate (-1.57079632679579) translate (14.35cm 5.14cm)">
          <text:p/>
        </draw:circle>
        <draw:circle draw:style-name="gr4" draw:text-style-name="P1" draw:layer="layout" svg:width="0.203cm" svg:height="0.203cm" draw:transform="rotate (-1.57079632679579) translate (14.35cm 5.978cm)">
          <text:p/>
        </draw:circle>
        <draw:circle draw:style-name="gr4" draw:text-style-name="P1" draw:layer="layout" svg:width="0.203cm" svg:height="0.203cm" draw:transform="rotate (-1.57079632679579) translate (14.35cm 6.817cm)">
          <text:p/>
        </draw:circle>
        <draw:circle draw:style-name="gr4" draw:text-style-name="P1" draw:layer="layout" svg:width="0.203cm" svg:height="0.203cm" draw:transform="rotate (-1.57079632679579) translate (14.338cm 7.656cm)">
          <text:p/>
        </draw:circle>
        <draw:circle draw:style-name="gr4" draw:text-style-name="P1" draw:layer="layout" svg:width="0.203cm" svg:height="0.203cm" draw:transform="rotate (-1.57079632679579) translate (15.176cm 2.588cm)">
          <text:p/>
        </draw:circle>
        <draw:circle draw:style-name="gr4" draw:text-style-name="P1" draw:layer="layout" svg:width="0.203cm" svg:height="0.203cm" draw:transform="rotate (-1.57079632679579) translate (15.188cm 3.438cm)">
          <text:p/>
        </draw:circle>
        <draw:circle draw:style-name="gr4" draw:text-style-name="P1" draw:layer="layout" svg:width="0.203cm" svg:height="0.203cm" draw:transform="rotate (-1.57079632679579) translate (15.188cm 4.277cm)">
          <text:p/>
        </draw:circle>
        <draw:circle draw:style-name="gr4" draw:text-style-name="P1" draw:layer="layout" svg:width="0.203cm" svg:height="0.203cm" draw:transform="rotate (-1.57079632679579) translate (15.188cm 5.14cm)">
          <text:p/>
        </draw:circle>
        <draw:circle draw:style-name="gr4" draw:text-style-name="P1" draw:layer="layout" svg:width="0.203cm" svg:height="0.203cm" draw:transform="rotate (-1.57079632679579) translate (15.188cm 5.978cm)">
          <text:p/>
        </draw:circle>
        <draw:circle draw:style-name="gr4" draw:text-style-name="P1" draw:layer="layout" svg:width="0.203cm" svg:height="0.203cm" draw:transform="rotate (-1.57079632679579) translate (15.188cm 6.817cm)">
          <text:p/>
        </draw:circle>
        <draw:circle draw:style-name="gr4" draw:text-style-name="P1" draw:layer="layout" svg:width="0.203cm" svg:height="0.203cm" draw:transform="rotate (-1.57079632679579) translate (15.176cm 7.656cm)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254cm" fo:margin-right="0.254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8$Build-9364</meta:generator>
    <meta:initial-creator>Michael Zingale</meta:initial-creator>
    <meta:creation-date>2009-07-08T20:25:20</meta:creation-date>
    <dc:creator>Michael Zingale</dc:creator>
    <dc:date>2009-07-09T19:53:47</dc:date>
    <meta:editing-cycles>13</meta:editing-cycles>
    <meta:editing-duration>PT57M25S</meta:editing-duration>
    <meta:user-defined meta:name="Info 1"/>
    <meta:user-defined meta:name="Info 2"/>
    <meta:user-defined meta:name="Info 3"/>
    <meta:user-defined meta:name="Info 4"/>
    <meta:document-statistic meta:object-count="98"/>
  </office:meta>
</office:document-meta>
</file>